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22190000070C000006D6D18F8B6EC313B3E3.svg" manifest:media-type="image/svg+xml"/>
  <manifest:file-entry manifest:full-path="Pictures/100000010000004400000042ADFC5089EA505F05.png" manifest:media-type="image/png"/>
  <manifest:file-entry manifest:full-path="Pictures/100018D20000070C000006D6E9388AA0F524B0E4.svg" manifest:media-type="image/svg+xml"/>
  <manifest:file-entry manifest:full-path="Pictures/100017270000070C000006D68F3A8BD1AAF21ECD.svg" manifest:media-type="image/svg+xml"/>
  <manifest:file-entry manifest:full-path="Pictures/100000010000004400000042234E43850A456539.png" manifest:media-type="image/png"/>
  <manifest:file-entry manifest:full-path="Pictures/10000001000000440000004285EA046EF26EDFF7.png" manifest:media-type="image/png"/>
  <manifest:file-entry manifest:full-path="Pictures/100000010000004400000042F59C7AC81F31A201.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face style:name="DIN Alternate Bold1" svg:font-family="'DIN Alternate Bold'"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8.43cm" fo:min-width="22.36cm"/>
    </style:style>
    <style:style style:name="gr2"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 style:family="graphic" style:parent-style-name="standard">
      <style:graphic-properties draw:stroke="solid" draw:stroke-dash="Long_20_Dash" svg:stroke-width="0.081cm" svg:stroke-color="#ff7f2a" draw:marker-start-width="0.321cm" draw:marker-end-width="0.321cm" draw:fill="solid" draw:fill-color="#d4edfb" draw:opacity="100%" draw:textarea-horizontal-align="justify" draw:textarea-vertical-align="middle" draw:auto-grow-height="false" fo:min-height="7.64cm" fo:min-width="14.076cm" fo:padding-top="0.165cm" fo:padding-bottom="0.165cm" fo:padding-left="0.29cm" fo:padding-right="0.29cm"/>
    </style:style>
    <style:style style:name="gr4"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standard">
      <style:graphic-properties svg:stroke-width="0.028cm" svg:stroke-color="#3465a4" draw:marker-start="Стили_20_стрелок_20_3" draw:marker-start-width="0.342cm" draw:marker-end="Стили_20_стрелок_20_3" draw:marker-end-width="0.342cm" draw:textarea-vertical-align="middle" fo:padding-top="0.139cm" fo:padding-bottom="0.139cm" fo:padding-left="0.264cm" fo:padding-right="0.264cm"/>
    </style:style>
    <style:style style:name="gr8"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standard">
      <style:graphic-properties svg:stroke-width="0.028cm" svg:stroke-color="#3465a4" draw:marker-start="" draw:marker-start-width="0.342cm" draw:marker-end="" draw:marker-end-width="0.342cm" draw:textarea-vertical-align="middle" fo:padding-top="0.139cm" fo:padding-bottom="0.139cm" fo:padding-left="0.264cm" fo:padding-right="0.264cm"/>
    </style:style>
    <style:style style:name="gr10" style:family="graphic" style:parent-style-name="standard">
      <style:graphic-properties svg:stroke-width="0.028cm" svg:stroke-color="#3465a4" draw:marker-start="" draw:marker-start-width="0.342cm" draw:marker-end="Стили_20_стрелок_20_3" draw:marker-end-width="0.342cm" draw:textarea-vertical-align="middle" fo:padding-top="0.139cm" fo:padding-bottom="0.139cm" fo:padding-left="0.264cm" fo:padding-right="0.264cm"/>
    </style:style>
    <style:style style:name="gr1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642cm" fo:min-width="0.809cm" fo:padding-top="0.141cm" fo:padding-bottom="0.141cm" fo:padding-left="0.141cm" fo:padding-right="0.141cm" fo:wrap-option="wrap"/>
    </style:style>
    <style:style style:name="gr14" style:family="graphic" style:parent-style-name="standard" style:list-style-name="L1">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paragraph-properties style:writing-mode="lr-tb"/>
    </style:style>
    <style:style style:name="gr15"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paragraph-properties style:writing-mode="lr-tb"/>
    </style:style>
    <style:style style:name="gr16"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cm" fo:min-width="0cm" fo:padding-top="0.141cm" fo:padding-bottom="0.141cm" fo:padding-left="0.141cm" fo:padding-right="0.141cm" fo:wrap-option="wrap"/>
    </style:style>
    <style:style style:name="gr17" style:family="graphic" style:parent-style-name="standard">
      <style:graphic-properties svg:stroke-width="0.028cm" svg:stroke-color="#3465a4" draw:marker-start="Стили_20_стрелок_20_2" draw:marker-start-width="0.342cm" draw:marker-end="Стили_20_стрелок_20_3" draw:marker-end-width="0.342cm" draw:textarea-vertical-align="middle" fo:padding-top="0.139cm" fo:padding-bottom="0.139cm" fo:padding-left="0.264cm" fo:padding-right="0.264cm"/>
    </style:style>
    <style:style style:name="gr1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0" style:family="graphic" style:parent-style-name="standard">
      <style:graphic-properties draw:stroke="none" draw:fill-color="#ffffff" draw:textarea-horizontal-align="justify" draw:textarea-vertical-align="middle" draw:auto-grow-height="false" fo:min-height="10.291cm" fo:min-width="22.36cm"/>
    </style:style>
    <style:style style:name="gr21" style:family="graphic" style:parent-style-name="standard">
      <style:graphic-properties draw:stroke="solid" draw:stroke-dash="Long_20_Dash" svg:stroke-width="0.053cm" svg:stroke-color="#ff7f2a" draw:marker-start="" draw:marker-start-width="0.279cm" draw:marker-end="" draw:marker-end-width="0.279cm" draw:fill="solid" draw:fill-color="#d4edfb" draw:opacity="100%" draw:textarea-horizontal-align="justify" draw:textarea-vertical-align="middle" draw:auto-grow-height="false" fo:min-height="5.289cm" fo:min-width="14.518cm" fo:padding-top="0.151cm" fo:padding-bottom="0.151cm" fo:padding-left="0.276cm" fo:padding-right="0.276cm"/>
    </style:style>
    <style:style style:name="gr22"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23"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4" style:family="graphic" style:parent-style-name="standard">
      <style:graphic-properties draw:stroke="solid" svg:stroke-width="0.106cm" svg:stroke-color="#ff7f2a"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5"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7" style:family="graphic" style:parent-style-name="standard">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8"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2"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3"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3"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solid" draw:fill-color="#d4edfb" draw:opacity="100%"/>
      <style:paragraph-properties fo:text-align="center"/>
    </style:style>
    <style:style style:name="P5"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6"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7" style:family="paragraph">
      <style:paragraph-properties fo:text-align="center"/>
      <style:text-properties fo:font-weight="bold"/>
    </style:style>
    <style:style style:name="P8"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0" style:family="paragraph">
      <loext:graphic-properties draw:fill="none"/>
      <style:paragraph-properties fo:text-align="center"/>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color="#3465a4" loext:opacity="100%" fo:font-size="14pt" fo:font-weight="bold" style:font-weight-asian="bold" style:font-weight-complex="bold"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color="#3465a4" loext:opacity="100%" fo:font-size="14pt" fo:font-weight="bold" style:font-weight-asian="bold" style:font-weight-complex="bold" fo:hyphenate="false"/>
    </style:style>
    <style:style style:name="P13" style:family="paragraph">
      <loext:graphic-properties draw:fill="solid" draw:fill-color="#326de6"/>
      <style:paragraph-properties fo:text-align="center" style:font-independent-line-spacing="true"/>
      <style:text-properties fo:font-size="36pt"/>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6pt" fo:font-weight="bold" style:font-weight-asian="bold" style:font-weight-complex="bold" fo:hyphenate="false"/>
    </style:style>
    <style:style style:name="P15" style:family="paragraph">
      <loext:graphic-properties draw:fill="solid" draw:fill-color="#326de6"/>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6pt" fo:font-weight="bold" style:font-weight-asian="bold" style:font-weight-complex="bold" fo:hyphenate="false"/>
    </style:style>
    <style:style style:name="P16"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17"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18" style:family="paragraph">
      <style:paragraph-properties fo:text-align="center"/>
    </style:style>
    <style:style style:name="P19" style:family="paragraph">
      <loext:graphic-properties draw:fill="solid" draw:fill-color="#326ce5"/>
      <style:paragraph-properties fo:text-align="center" style:font-independent-line-spacing="true"/>
      <style:text-properties fo:font-size="36pt"/>
    </style:style>
    <style:style style:name="P20"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1"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2" style:family="paragraph">
      <loext:graphic-properties draw:fill="none"/>
      <style:paragraph-properties fo:text-align="center" style:font-independent-line-spacing="true"/>
      <style:text-properties fo:font-size="36pt"/>
    </style:style>
    <style:style style:name="P23"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24"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5"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6"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2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3465a4" loext:opacity="100%" style:text-line-through-style="none" style:text-line-through-type="none" style:text-position="0% 100%" style:font-name="DIN Alternate Bold"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3" style:family="text">
      <style:text-properties fo:font-variant="normal" fo:text-transform="none" fo:color="#092257" loext:opacity="100%" style:text-line-through-style="none" style:text-line-through-type="none" style:text-position="0% 100%" style:font-name="DIN Alternate Bold" fo:font-size="14pt" fo:letter-spacing="0.005cm" fo:font-style="normal" style:text-underline-style="none" fo:font-weight="normal" style:font-name-asian="DIN Alternate Bold" style:font-size-asian="14pt" style:font-style-asian="normal" style:font-weight-asian="normal" style:font-name-complex="DIN Alternate Bold" style:font-size-complex="14pt" style:font-style-complex="normal" style:font-weight-complex="normal"/>
    </style:style>
    <style:style style:name="T4" style:family="text">
      <style:text-properties fo:font-variant="normal" fo:text-transform="none" fo:color="#3465a4"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DIN Alternate Bold" fo:font-size="17pt" fo:letter-spacing="normal" fo:font-style="normal" style:text-underline-style="none" fo:font-weight="bold" style:font-name-asian="DIN Alternate Bold" style:font-size-asian="17pt" style:font-style-asian="normal" style:font-weight-asian="bold" style:font-name-complex="DIN Alternate Bold" style:font-size-complex="17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7" style:family="text">
      <style:text-properties fo:color="#ffffff" loext:opacity="100%" style:font-name="Arial" fo:font-size="20pt" fo:font-weight="bold" style:font-size-asian="20pt" style:font-weight-asian="bold" style:font-size-complex="20pt" style:font-weight-complex="bold"/>
    </style:style>
    <style:style style:name="T8"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8.68cm" svg:x="2.152cm" svg:y="1.027cm">
          <text:p/>
          <draw:enhanced-geometry svg:viewBox="0 0 21600 21600" draw:type="rectangle" draw:enhanced-path="M 0 0 L 21600 0 21600 21600 0 21600 0 0 Z N"/>
        </draw:custom-shape>
        <draw:custom-shape draw:name="DB Pod N_7" draw:style-name="gr2" draw:text-style-name="P3" draw:layer="layout" svg:width="2.361cm" svg:height="0.749cm" svg:x="19.58cm" svg:y="3.785cm">
          <text:p text:style-name="P2"><text:span text:style-name="T1">DB </text:span><text:span text:style-name="T1">Po</text:span><text:span text:style-name="T1">d </text:span><text:span text:style-name="T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 draw:layer="layout" svg:width="15.03cm" svg:height="8.344cm" svg:x="6.851cm" svg:y="5.748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DB Pod 1_6" draw:style-name="gr4" draw:text-style-name="P6" draw:layer="layout" svg:width="3.464cm" svg:height="0.787cm" svg:x="6.975cm" svg:y="8.349cm">
          <text:p text:style-name="P5"><text:span text:style-name="T2">MySQL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2_5" draw:style-name="gr5" draw:text-style-name="P6" draw:layer="layout" svg:width="3.464cm" svg:height="0.791cm" svg:x="11.261cm" svg:y="8.347cm">
          <text:p text:style-name="P5"><text:span text:style-name="T2">MySQL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N_8" draw:style-name="gr6" draw:text-style-name="P6" draw:layer="layout" svg:width="3.523cm" svg:height="0.791cm" svg:x="17.869cm" svg:y="8.347cm">
          <text:p text:style-name="P5"><text:span text:style-name="T2">MySQL Pod </text:span><text:span text:style-name="T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38cm" svg:y1="2.669cm" svg:x2="9.301cm" svg:y2="2.721cm">
          <text:p/>
        </draw:line>
        <draw:custom-shape draw:name="Kubernetes API_5" draw:style-name="gr8" draw:text-style-name="P9" draw:layer="layout" svg:width="4.093cm" svg:height="0.872cm" svg:x="6.36cm" svg:y="3.914cm">
          <text:p text:style-name="P8"><text:span text:style-name="T3">K</text:span><text:span text:style-name="T3">u</text:span><text:span text:style-name="T3">b</text:span><text:span text:style-name="T3">e</text:span><text:span text:style-name="T3">r</text:span><text:span text:style-name="T3">n</text:span><text:span text:style-name="T3">e</text:span><text:span text:style-name="T3">t</text:span><text:span text:style-name="T3">e</text:span><text:span text:style-name="T3">s</text:span><text:span text:style-name="T3"> </text:span><text:span text:style-name="T3">A</text:span><text:span text:style-name="T3">P</text:span><text:span text:style-name="T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7" draw:layer="layout" svg:x1="5.25cm" svg:y1="2.754cm" svg:x2="5.25cm" svg:y2="15.454cm">
          <text:p/>
        </draw:line>
        <draw:line draw:style-name="gr10" draw:text-style-name="P7" draw:layer="layout" svg:x1="5.238cm" svg:y1="2.762cm" svg:x2="6.508cm" svg:y2="2.762cm">
          <text:p/>
        </draw:line>
        <draw:line draw:style-name="gr10" draw:text-style-name="P7" draw:layer="layout" svg:x1="5.25cm" svg:y1="10.362cm" svg:x2="6.52cm" svg:y2="10.362cm">
          <text:p/>
        </draw:line>
        <draw:line draw:style-name="gr10" draw:text-style-name="P7" draw:layer="layout" svg:x1="5.25cm" svg:y1="15.446cm" svg:x2="6.52cm" svg:y2="15.446cm">
          <text:p/>
        </draw:line>
        <draw:frame draw:style-name="gr11" draw:text-style-name="P10" draw:layer="layout" svg:width="1.984cm" svg:height="1.925cm" svg:x="6.983cm" svg:y="1.707cm">
          <draw:image xlink:href="Pictures/10000E5400000707000006D216741E64C7875B85.svg" xlink:type="simple" xlink:show="embed" xlink:actuate="onLoad" draw:mime-type="image/svg+xml">
            <text:p/>
          </draw:image>
          <draw:image xlink:href="Pictures/100000010000004400000042F59C7AC81F31A201.png" xlink:type="simple" xlink:show="embed" xlink:actuate="onLoad" draw:mime-type="image/png"/>
        </draw:frame>
        <draw:custom-shape draw:name="Operator_7" draw:style-name="gr12" draw:text-style-name="P12" draw:layer="layout" svg:width="2.826cm" svg:height="0.876cm" svg:x="19.311cm" svg:y="3.924cm">
          <text:p text:style-name="P11"><text:span text:style-name="T4">O</text:span><text:span text:style-name="T4">p</text:span><text:span text:style-name="T4">e</text:span><text:span text:style-name="T4">r</text:span><text:span text:style-name="T4">a</text:span><text:span text:style-name="T4">t</text:span><text:span text:style-name="T4">o</text:span><text:span text:style-name="T4">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7.748cm" svg:y="6.5cm">
          <draw:image xlink:href="Pictures/100017270000070C000006D68F3A8BD1AAF21ECD.svg" xlink:type="simple" xlink:show="embed" xlink:actuate="onLoad" draw:mime-type="image/svg+xml">
            <text:p/>
          </draw:image>
          <draw:image xlink:href="Pictures/10000001000000440000004285EA046EF26EDFF7.png" xlink:type="simple" xlink:show="embed" xlink:actuate="onLoad" draw:mime-type="image/png"/>
        </draw:frame>
        <draw:frame draw:style-name="gr11" draw:text-style-name="P10" draw:layer="layout" svg:width="1.803cm" svg:height="1.749cm" svg:x="12.049cm" svg:y="6.501cm">
          <draw:image xlink:href="Pictures/100017270000070C000006D68F3A8BD1AAF21ECD.svg" xlink:type="simple" xlink:show="embed" xlink:actuate="onLoad" draw:mime-type="image/svg+xml">
            <text:p/>
          </draw:image>
          <draw:image xlink:href="Pictures/10000001000000440000004285EA046EF26EDFF7.png" xlink:type="simple" xlink:show="embed" xlink:actuate="onLoad" draw:mime-type="image/png"/>
        </draw:frame>
        <draw:frame draw:style-name="gr11" draw:text-style-name="P10" draw:layer="layout" svg:width="1.803cm" svg:height="1.749cm" svg:x="18.749cm" svg:y="6.501cm">
          <draw:image xlink:href="Pictures/100017270000070C000006D68F3A8BD1AAF21ECD.svg" xlink:type="simple" xlink:show="embed" xlink:actuate="onLoad" draw:mime-type="image/svg+xml">
            <text:p/>
          </draw:image>
          <draw:image xlink:href="Pictures/10000001000000440000004285EA046EF26EDFF7.png" xlink:type="simple" xlink:show="embed" xlink:actuate="onLoad" draw:mime-type="image/png"/>
        </draw:frame>
        <draw:g draw:name="Группа_0">
          <draw:custom-shape draw:name="Треугольник_0" draw:style-name="gr13" draw:text-style-name="P13" draw:layer="layout" svg:width="1.09cm" svg:height="0.923cm" svg:x="6.772cm" svg:y="14.724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0" draw:style-name="gr14" draw:text-style-name="P15" draw:layer="layout" svg:width="13.018cm" svg:height="0.923cm" svg:x="7.854cm" svg:y="14.724cm">
            <text:p text:style-name="P14"><text:span text:style-name="T5">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1" draw:style-name="gr13" draw:text-style-name="P13" draw:layer="layout" svg:width="1.09cm" svg:height="0.923cm" svg:x="20.852cm" svg:y="14.724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custom-shape draw:name="Storage Area Network_0" draw:style-name="gr15" draw:text-style-name="P17" draw:layer="layout" svg:width="4.684cm" svg:height="2.056cm" svg:x="12.019cm" svg:y="17.159cm">
          <text:p text:style-name="P16"><text:span text:style-name="T3">Storage</text:span><text:span text:style-name="T3"><text:line-break/></text:span><text:span text:style-name="T3">Area </text:span><text:span text:style-name="T3"><text:line-break/></text:span><text:span text:style-name="T3">Networ</text:span><text:span text:style-name="T3">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1">
          <draw:custom-shape draw:name="Кружок_0" draw:style-name="gr16" draw:text-style-name="P13" draw:layer="layout" svg:width="0.175cm" svg:height="0.175cm" svg:x="18.31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1" draw:style-name="gr16" draw:text-style-name="P13" draw:layer="layout" svg:width="0.175cm" svg:height="0.175cm" svg:x="18.622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2" draw:style-name="gr16" draw:text-style-name="P13" draw:layer="layout" svg:width="0.175cm" svg:height="0.175cm" svg:x="18.9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style-name="gr17" draw:text-style-name="P7" draw:layer="layout" svg:x1="8.462cm" svg:y1="15.867cm" svg:x2="8.462cm" svg:y2="17.137cm">
          <text:p/>
        </draw:line>
        <draw:line draw:style-name="gr17" draw:text-style-name="P7" draw:layer="layout" svg:x1="11.737cm" svg:y1="15.839cm" svg:x2="11.737cm" svg:y2="17.109cm">
          <text:p/>
        </draw:line>
        <draw:line draw:style-name="gr17" draw:text-style-name="P7" draw:layer="layout" svg:x1="17.051cm" svg:y1="15.867cm" svg:x2="17.051cm" svg:y2="17.137cm">
          <text:p/>
        </draw:line>
        <draw:line draw:style-name="gr17" draw:text-style-name="P7" draw:layer="layout" svg:x1="20.315cm" svg:y1="15.84cm" svg:x2="20.315cm" svg:y2="17.11cm">
          <text:p/>
        </draw:line>
        <draw:frame draw:style-name="gr11" draw:text-style-name="P10" draw:layer="layout" svg:width="1.803cm" svg:height="1.749cm" svg:x="7.594cm" svg:y="17.337cm">
          <draw:image xlink:href="Pictures/100018D20000070C000006D6E9388AA0F524B0E4.svg" xlink:type="simple" xlink:show="embed" xlink:actuate="onLoad" draw:mime-type="image/svg+xml">
            <text:p/>
          </draw:image>
          <draw:image xlink:href="Pictures/100000010000004400000042ADFC5089EA505F05.png" xlink:type="simple" xlink:show="embed" xlink:actuate="onLoad" draw:mime-type="image/png"/>
        </draw:frame>
        <draw:frame draw:style-name="gr11" draw:text-style-name="P10" draw:layer="layout" svg:width="1.803cm" svg:height="1.749cm" svg:x="10.795cm" svg:y="17.338cm">
          <draw:image xlink:href="Pictures/100018D20000070C000006D6E9388AA0F524B0E4.svg" xlink:type="simple" xlink:show="embed" xlink:actuate="onLoad" draw:mime-type="image/svg+xml">
            <text:p/>
          </draw:image>
          <draw:image xlink:href="Pictures/100000010000004400000042ADFC5089EA505F05.png" xlink:type="simple" xlink:show="embed" xlink:actuate="onLoad" draw:mime-type="image/png"/>
        </draw:frame>
        <draw:frame draw:style-name="gr11" draw:text-style-name="P10" draw:layer="layout" svg:width="1.803cm" svg:height="1.749cm" svg:x="16.143cm" svg:y="17.338cm">
          <draw:image xlink:href="Pictures/100018D20000070C000006D6E9388AA0F524B0E4.svg" xlink:type="simple" xlink:show="embed" xlink:actuate="onLoad" draw:mime-type="image/svg+xml">
            <text:p/>
          </draw:image>
          <draw:image xlink:href="Pictures/100000010000004400000042ADFC5089EA505F05.png" xlink:type="simple" xlink:show="embed" xlink:actuate="onLoad" draw:mime-type="image/png"/>
        </draw:frame>
        <draw:frame draw:style-name="gr11" draw:text-style-name="P10" draw:layer="layout" svg:width="1.803cm" svg:height="1.749cm" svg:x="19.443cm" svg:y="17.338cm">
          <draw:image xlink:href="Pictures/100018D20000070C000006D6E9388AA0F524B0E4.svg" xlink:type="simple" xlink:show="embed" xlink:actuate="onLoad" draw:mime-type="image/svg+xml">
            <text:p/>
          </draw:image>
          <draw:image xlink:href="Pictures/100000010000004400000042ADFC5089EA505F05.png" xlink:type="simple" xlink:show="embed" xlink:actuate="onLoad" draw:mime-type="image/png"/>
        </draw:frame>
        <draw:g draw:name="Группа_9">
          <draw:custom-shape draw:name="Кружок_39" draw:style-name="gr16" draw:text-style-name="P13" draw:layer="layout" svg:width="0.175cm" svg:height="0.175cm" svg:x="15.865cm" svg:y="7.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0" draw:style-name="gr16" draw:text-style-name="P13" draw:layer="layout" svg:width="0.175cm" svg:height="0.175cm" svg:x="16.174cm" svg:y="7.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1" draw:style-name="gr16" draw:text-style-name="P13" draw:layer="layout" svg:width="0.175cm" svg:height="0.175cm" svg:x="16.482cm" svg:y="7.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 draw:text-style-name="P18" draw:layer="layout" svg:width="1.803cm" svg:height="1.749cm" svg:x="19.855cm" svg:y="1.862cm">
          <draw:image xlink:href="Pictures/100022190000070C000006D6D18F8B6EC313B3E3.svg" xlink:type="simple" xlink:show="embed" xlink:actuate="onLoad" draw:mime-type="image/svg+xml">
            <text:p/>
          </draw:image>
          <draw:image xlink:href="Pictures/100000010000004400000042234E43850A456539.png" xlink:type="simple" xlink:show="embed" xlink:actuate="onLoad" draw:mime-type="image/png"/>
        </draw:frame>
        <draw:custom-shape draw:name="DB Pod N_ 1" draw:style-name="gr19" draw:text-style-name="P6" draw:layer="layout" svg:width="3.392cm" svg:height="0.791cm" svg:x="14.637cm" svg:y="12.947cm">
          <text:p text:style-name="P5"><text:span text:style-name="T2">Orche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15.349cm" svg:y="11.101cm">
          <draw:image xlink:href="Pictures/100017270000070C000006D68F3A8BD1AAF21ECD.svg" xlink:type="simple" xlink:show="embed" xlink:actuate="onLoad" draw:mime-type="image/svg+xml">
            <text:p/>
          </draw:image>
          <draw:image xlink:href="Pictures/10000001000000440000004285EA046EF26EDFF7.png" xlink:type="simple" xlink:show="embed" xlink:actuate="onLoad" draw:mime-type="image/png"/>
        </draw:frame>
        <draw:line draw:style-name="gr9" draw:text-style-name="P7" draw:layer="layout" svg:x1="8.62cm" svg:y1="12.176cm" svg:x2="15.097cm" svg:y2="12.176cm">
          <text:p/>
        </draw:line>
        <draw:line draw:style-name="gr9" draw:text-style-name="P7" draw:layer="layout" svg:x1="17.383cm" svg:y1="12.176cm" svg:x2="19.669cm" svg:y2="12.176cm">
          <text:p/>
        </draw:line>
        <draw:line draw:style-name="gr10" draw:text-style-name="P7" draw:layer="layout" svg:x1="19.669cm" svg:y1="12.176cm" svg:x2="19.669cm" svg:y2="9.509cm">
          <text:p/>
        </draw:line>
        <draw:line draw:style-name="gr10" draw:text-style-name="P7" draw:layer="layout" svg:x1="12.969cm" svg:y1="12.184cm" svg:x2="12.969cm" svg:y2="9.517cm">
          <text:p/>
        </draw:line>
        <draw:line draw:style-name="gr10" draw:text-style-name="P7" draw:layer="layout" svg:x1="8.599cm" svg:y1="12.184cm" svg:x2="8.599cm" svg:y2="9.517cm">
          <text:p/>
        </draw:line>
      </draw:page>
      <draw:page draw:name="page2" draw:style-name="dp1" draw:master-page-name="Обычный">
        <draw:custom-shape draw:style-name="gr20" draw:text-style-name="P1" draw:layer="layout" svg:width="22.86cm" svg:height="10.541cm" svg:x="2.152cm" svg:y="6.969cm">
          <text:p/>
          <draw:enhanced-geometry svg:viewBox="0 0 21600 21600" draw:type="rectangle" draw:enhanced-path="M 0 0 L 21600 0 21600 21600 0 21600 0 0 Z N"/>
        </draw:custom-shape>
        <draw:custom-shape draw:style-name="gr21" draw:text-style-name="P4"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2" draw:text-style-name="P19"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2" draw:style-name="gr23" draw:text-style-name="P21" draw:layer="layout" svg:width="2.2cm" svg:height="0.787cm" svg:x="7.835cm" svg:y="12.457cm">
          <text:p text:style-name="P20"><text:span text:style-name="T6">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5" draw:style-name="gr22" draw:text-style-name="P19"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2" draw:style-name="gr23" draw:text-style-name="P21" draw:layer="layout" svg:width="2.268cm" svg:height="0.787cm" svg:x="16.793cm" svg:y="12.457cm">
          <text:p text:style-name="P20"><text:span text:style-name="T6">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7" draw:style-name="gr22" draw:text-style-name="P19"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2" draw:style-name="gr23" draw:text-style-name="P21" draw:layer="layout" svg:width="2.2cm" svg:height="0.787cm" svg:x="12.331cm" svg:y="12.457cm">
          <text:p text:style-name="P20"><text:span text:style-name="T6">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4" draw:style-name="gr24" draw:text-style-name="P22" draw:layer="layout" svg:x1="10.268cm" svg:y1="14.516cm" svg:x2="11.935cm" svg:y2="14.123cm">
          <text:p/>
        </draw:line>
        <draw:custom-shape draw:name="Write_12" draw:style-name="gr25" draw:text-style-name="P23"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15" draw:style-name="gr24" draw:text-style-name="P22" draw:layer="layout" svg:x1="16.541cm" svg:y1="14.532cm" svg:x2="14.874cm" svg:y2="14.139cm">
          <text:p/>
        </draw:line>
        <draw:frame draw:style-name="gr11" draw:text-style-name="P10"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F59C7AC81F31A201.png" xlink:type="simple" xlink:show="embed" xlink:actuate="onLoad" draw:mime-type="image/png"/>
        </draw:frame>
        <draw:custom-shape draw:style-name="gr26" draw:text-style-name="P25" draw:layer="layout" svg:width="11.43cm" svg:height="1.29cm" svg:x="7.674cm" svg:y="7.556cm">
          <text:p text:style-name="P24"><text:span text:style-name="T7">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2">
          <draw:line draw:name="Линия_ 1" draw:style-name="gr27" draw:text-style-name="P22" draw:layer="layout" svg:x1="13.401cm" svg:y1="9.128cm" svg:x2="13.401cm" svg:y2="11.922cm">
            <text:p/>
          </draw:line>
          <draw:custom-shape draw:name="Read_ 1" draw:style-name="gr28" draw:text-style-name="P27" draw:layer="layout" svg:width="0.486cm" svg:height="0.734cm" draw:transform="rotate (1.5707963267949) translate (12.659cm 10.766cm)">
            <text:p text:style-name="P26"><text:span text:style-name="T8"><text:s text:c="6"/></text:span><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29" draw:text-style-name="P27" draw:layer="layout" svg:width="1.39cm" svg:height="0.831cm" draw:transform="rotate (-1.5707963267949) translate (14.19cm 9.833cm)">
            <text:p text:style-name="P26"><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
          <draw:line draw:name="Линия_ 2" draw:style-name="gr27" draw:text-style-name="P22" draw:layer="layout" svg:x1="10.645cm" svg:y1="9.189cm" svg:x2="8.956cm" svg:y2="11.867cm">
            <text:p/>
          </draw:line>
          <draw:custom-shape draw:name="Read_ 2" draw:style-name="gr30" draw:text-style-name="P27" draw:layer="layout" svg:width="2.181cm" svg:height="0.832cm" draw:transform="rotate (1.00810217595192) translate (8.509cm 10.999cm)">
            <text:p text:style-name="P26"><text:span text:style-name="T8"><text:s text:c="6"/></text:span><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31" draw:text-style-name="P27" draw:layer="layout" svg:width="2.154cm" svg:height="0.832cm" draw:transform="rotate (-2.13349047763787) translate (11.082cm 10.072cm)">
            <text:p text:style-name="P26"><text:span text:style-name="T8">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3">
          <draw:line draw:name="Линия_ 3" draw:style-name="gr27" draw:text-style-name="P22" draw:layer="layout" svg:x1="15.908cm" svg:y1="9.158cm" svg:x2="17.695cm" svg:y2="11.772cm">
            <text:p/>
          </draw:line>
          <draw:custom-shape draw:name="Read_ 3" draw:style-name="gr32" draw:text-style-name="P27" draw:layer="layout" svg:width="2.181cm" svg:height="0.832cm" draw:transform="rotate (2.17049145778015) translate (16.721cm 11.837cm)">
            <text:p text:style-name="P2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33" draw:text-style-name="P27" draw:layer="layout" svg:width="1.392cm" svg:height="0.832cm" draw:transform="rotate (-0.971101195809646) translate (17.106cm 9.419cm)">
            <text:p text:style-name="P26"><text:span text:style-name="T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face style:name="DIN Alternate Bold1" svg:font-family="'DIN Alternate Bold'"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7 20 13" svg:d="M0 20l10-13 10 13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2-01-05T12:18:56.715792707</dc:date>
    <meta:editing-duration>PT8M34S</meta:editing-duration>
    <meta:editing-cycles>4</meta:editing-cycles>
    <meta:generator>LibreOffice/7.2.4.1$Linux_X86_64 LibreOffice_project/20$Build-1</meta:generator>
    <meta:document-statistic meta:object-count="71"/>
  </office:meta>
</office:document-meta>
</file>